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02cm" fo:min-width="1.087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3" style:family="graphic" style:parent-style-name="objectwithoutfill">
      <style:graphic-properties svg:stroke-width="0.106cm" draw:marker-start-width="0.358cm" draw:marker-end="Arrowheads_20_2" draw:marker-end-width="0.458cm" draw:fill="none" draw:textarea-vertical-align="middle" fo:padding-top="0.177cm" fo:padding-bottom="0.177cm" fo:padding-left="0.302cm" fo:padding-right="0.302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88cm" loext:decorative="false"/>
      <style:paragraph-properties style:writing-mode="lr-tb"/>
    </style:style>
    <style:style style:name="gr6" style:family="graphic" style:parent-style-name="objectwithoutfill">
      <style:graphic-properties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 style:writing-mode="lr-tb"/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style:font-name="DejaVu Sans Mono" fo:font-size="6pt" style:font-size-asian="6pt" style:font-size-complex="6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Source Han Sans CN" style:font-size-asian="12pt" style:font-style-asian="normal" style:font-weight-asian="normal" style:font-name-complex="Droid 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87cm" svg:height="0.952cm" svg:x="3.223cm" svg:y="2.308cm">
          <text:p text:style-name="P1">I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6.398cm" svg:y="2.308cm">
          <text:p text:style-name="P1">E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4.811cm" svg:y="2.308cm">
          <text:p text:style-name="P1">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587cm" svg:height="0.952cm" svg:x="7.986cm" svg:y="2.308cm">
          <text:p text:style-name="P3"><text:span text:style-name="T1">M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9.573cm" svg:y="2.308cm">
          <text:p text:style-name="P1">W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4.81cm" svg:y="3.261cm">
          <text:p text:style-name="P1">I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7.985cm" svg:y="3.261cm">
          <text:p text:style-name="P1">E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6.398cm" svg:y="3.261cm">
          <text:p text:style-name="P1">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587cm" svg:height="0.952cm" svg:x="9.573cm" svg:y="3.261cm">
          <text:p text:style-name="P3"><text:span text:style-name="T1">M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11.16cm" svg:y="3.261cm">
          <text:p text:style-name="P1">WB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5" draw:layer="layout" svg:width="2.857cm" svg:height="1.199cm" svg:x="0.048cm" svg:y="2.308cm">
          <draw:text-box>
            <text:p><text:span text:style-name="T2">Instruction 1</text:span></text:p>
            <text:p><text:span text:style-name="T2"><text:s/></text:span><text:span text:style-name="T3">a</text:span><text:span text:style-name="T4">ddi $r1, $r0, 4</text:span></text:p>
          </draw:text-box>
        </draw:frame>
        <draw:frame draw:style-name="gr2" draw:text-style-name="P5" draw:layer="layout" svg:width="3.175cm" svg:height="1.199cm" svg:x="0.048cm" svg:y="3.578cm">
          <draw:text-box>
            <text:p><text:span text:style-name="T2">Instruction 2</text:span></text:p>
            <text:p text:style-name="P6"><text:span text:style-name="T5"><text:s/></text:span><text:span text:style-name="T3">a</text:span><text:span text:style-name="T4">ddi $r2, $r1, 3</text:span></text:p>
          </draw:text-box>
        </draw:frame>
        <draw:line draw:style-name="gr3" draw:text-style-name="P7" draw:layer="layout" svg:x1="4.175cm" svg:y1="5.918cm" svg:x2="14.97cm" svg:y2="5.918cm">
          <text:p/>
        </draw:line>
        <draw:frame draw:style-name="gr4" draw:text-style-name="P8" draw:layer="layout" svg:width="2.222cm" svg:height="1.27cm" svg:x="2.27cm" svg:y="5.483cm">
          <draw:text-box>
            <text:p>Time</text:p>
          </draw:text-box>
        </draw:frame>
        <draw:frame draw:style-name="gr5" draw:text-style-name="P8" draw:layer="layout" svg:width="11.112cm" svg:height="1.673cm" svg:x="0.683cm" svg:y="0cm">
          <draw:text-box>
            <text:p>Cycle: <text:s text:c="2"/>1 <text:s text:c="6"/>2 <text:s text:c="6"/>3 <text:s text:c="6"/>4 <text:s text:c="6"/>5 <text:s text:c="6"/>6 <text:s text:c="10"/></text:p>
          </draw:text-box>
        </draw:frame>
        <draw:line draw:style-name="gr6" draw:text-style-name="P7" draw:layer="layout" svg:x1="3.222cm" svg:y1="1.038cm" svg:x2="3.222cm" svg:y2="1.991cm">
          <text:p/>
        </draw:line>
        <draw:line draw:style-name="gr6" draw:text-style-name="P7" draw:layer="layout" svg:x1="4.81cm" svg:y1="1.991cm" svg:x2="4.81cm" svg:y2="1.038cm">
          <text:p/>
        </draw:line>
        <draw:line draw:style-name="gr6" draw:text-style-name="P7" draw:layer="layout" svg:x1="6.397cm" svg:y1="1.991cm" svg:x2="6.397cm" svg:y2="1.038cm">
          <text:p/>
        </draw:line>
        <draw:line draw:style-name="gr6" draw:text-style-name="P7" draw:layer="layout" svg:x1="7.985cm" svg:y1="1.991cm" svg:x2="7.985cm" svg:y2="1.038cm">
          <text:p/>
        </draw:line>
        <draw:line draw:style-name="gr6" draw:text-style-name="P7" draw:layer="layout" svg:x1="9.572cm" svg:y1="1.991cm" svg:x2="9.572cm" svg:y2="1.038cm">
          <text:p/>
        </draw:line>
        <draw:line draw:style-name="gr6" draw:text-style-name="P7" draw:layer="layout" svg:x1="11.16cm" svg:y1="1.991cm" svg:x2="11.16cm" svg:y2="1.038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6.51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4:02:04.039443926</meta:creation-date>
    <dc:date>2024-04-23T21:46:27.199362850</dc:date>
    <meta:editing-duration>PT31M44S</meta:editing-duration>
    <meta:editing-cycles>6</meta:editing-cycles>
    <meta:generator>LibreOffice/24.2.0.3$Linux_X86_64 LibreOffice_project/420$Build-3</meta:generator>
    <meta:print-date>2024-04-23T13:46:38.668365682</meta:print-date>
    <meta:printed-by>PDF files</meta:printed-by>
    <meta:document-statistic meta:object-count="21"/>
  </office:meta>
</office:document-meta>
</file>